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126in"/>
    </style:style>
    <style:style style:name="co3" style:family="table-column">
      <style:table-column-properties fo:break-before="auto" style:column-width="1.2402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at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4-St</text:p>
          </table:table-cell>
          <table:table-cell table:formula="of:=ROUND([Random.$A1]*[Parametre.$B$3]/SUM([Random.$A$1:.$A$24]))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4-1</text:p>
          </table:table-cell>
          <table:table-cell table:formula="of:=ROUND([Random.$A2]*[Parametre.$B$3]/SUM([Random.$A$1:.$A$24]))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4-2</text:p>
          </table:table-cell>
          <table:table-cell table:formula="of:=ROUND([Random.$A3]*[Parametre.$B$3]/SUM([Random.$A$1:.$A$24]))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4-3</text:p>
          </table:table-cell>
          <table:table-cell table:formula="of:=ROUND([Random.$A4]*[Parametre.$B$3]/SUM([Random.$A$1:.$A$24]))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5-St</text:p>
          </table:table-cell>
          <table:table-cell table:formula="of:=ROUND([Random.$A5]*[Parametre.$B$3]/SUM([Random.$A$1:.$A$24]))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5-1</text:p>
          </table:table-cell>
          <table:table-cell table:formula="of:=ROUND([Random.$A6]*[Parametre.$B$3]/SUM([Random.$A$1:.$A$24]))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5-2</text:p>
          </table:table-cell>
          <table:table-cell table:formula="of:=ROUND([Random.$A7]*[Parametre.$B$3]/SUM([Random.$A$1:.$A$24]))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5-3</text:p>
          </table:table-cell>
          <table:table-cell table:formula="of:=ROUND([Random.$A8]*[Parametre.$B$3]/SUM([Random.$A$1:.$A$24]))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6-St</text:p>
          </table:table-cell>
          <table:table-cell table:formula="of:=ROUND([Random.$A9]*[Parametre.$B$3]/SUM([Random.$A$1:.$A$24]))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6-1</text:p>
          </table:table-cell>
          <table:table-cell table:formula="of:=ROUND([Random.$A10]*[Parametre.$B$3]/SUM([Random.$A$1:.$A$24]))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6-2</text:p>
          </table:table-cell>
          <table:table-cell table:formula="of:=ROUND([Random.$A11]*[Parametre.$B$3]/SUM([Random.$A$1:.$A$24]))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6-3</text:p>
          </table:table-cell>
          <table:table-cell table:formula="of:=ROUND([Random.$A12]*[Parametre.$B$3]/SUM([Random.$A$1:.$A$24])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7-St</text:p>
          </table:table-cell>
          <table:table-cell table:formula="of:=ROUND([Random.$A13]*[Parametre.$B$3]/SUM([Random.$A$1:.$A$24]))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7-1</text:p>
          </table:table-cell>
          <table:table-cell table:formula="of:=ROUND([Random.$A14]*[Parametre.$B$3]/SUM([Random.$A$1:.$A$24]))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7-2</text:p>
          </table:table-cell>
          <table:table-cell table:formula="of:=ROUND([Random.$A15]*[Parametre.$B$3]/SUM([Random.$A$1:.$A$24]))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7-3</text:p>
          </table:table-cell>
          <table:table-cell table:formula="of:=ROUND([Random.$A16]*[Parametre.$B$3]/SUM([Random.$A$1:.$A$24]))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8-St</text:p>
          </table:table-cell>
          <table:table-cell table:formula="of:=ROUND([Random.$A17]*[Parametre.$B$3]/SUM([Random.$A$1:.$A$24]))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8-1</text:p>
          </table:table-cell>
          <table:table-cell table:formula="of:=ROUND([Random.$A18]*[Parametre.$B$3]/SUM([Random.$A$1:.$A$24])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8-2</text:p>
          </table:table-cell>
          <table:table-cell table:formula="of:=ROUND([Random.$A19]*[Parametre.$B$3]/SUM([Random.$A$1:.$A$24])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8-3</text:p>
          </table:table-cell>
          <table:table-cell table:formula="of:=ROUND([Random.$A20]*[Parametre.$B$3]/SUM([Random.$A$1:.$A$24]))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9-St</text:p>
          </table:table-cell>
          <table:table-cell table:formula="of:=ROUND([Random.$A21]*[Parametre.$B$3]/SUM([Random.$A$1:.$A$24]))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9-1</text:p>
          </table:table-cell>
          <table:table-cell table:formula="of:=ROUND([Random.$A22]*[Parametre.$B$3]/SUM([Random.$A$1:.$A$24])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9-2</text:p>
          </table:table-cell>
          <table:table-cell table:formula="of:=ROUND([Random.$A23]*[Parametre.$B$3]/SUM([Random.$A$1:.$A$24])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9-3</text:p>
          </table:table-cell>
          <table:table-cell table:formula="of:=[Parametre.$B$3]-SUM([.B1:.B23])"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510">
            <text:p>510</text:p>
          </table:table-cell>
          <table:table-cell table:formula="of:=RANDBETWEEN(0;12)" office:value-type="float" office:value="3">
            <text:p>3</text:p>
          </table:table-cell>
          <table:table-cell table:formula="of:=RANDBETWEEN(0;12-[.B25])" office:value-type="float" office:value="8">
            <text:p>8</text:p>
          </table:table-cell>
          <table:table-cell table:formula="of:=12-[.B25]-[.C25]" office:value-type="float" office:value="1">
            <text:p>1</text:p>
          </table:table-cell>
          <table:table-cell table:formula="of:=IF(RANDBETWEEN(0;[Parametre.$B$4])/[Parametre.$B$4]&gt;[Parametre.$B$2];&quot;Nørrebrogade&quot;;&quot;Langelandsgade&quot;)" office:value-type="string" office:string-value="Langelandsgade">
            <text:p>Langelandsgade</text:p>
          </table:table-cell>
          <table:table-cell table:formula="of:=IF(RANDBETWEEN(0;[Parametre.$B$4])/[Parametre.$B$4]&lt;[Parametre.$B$1];&quot;Stue&quot;;&quot;Ikke stue&quot;)" office:value-type="string" office:string-value="Ikke stue">
            <text:p>Ikke stue</text:p>
          </table:table-cell>
          <table:table-cell office:value-type="string">
            <text:p>510, 511, 512, 513, 514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table:formula="of:=RANDBETWEEN(0;12)" office:value-type="float" office:value="2">
            <text:p>2</text:p>
          </table:table-cell>
          <table:table-cell table:formula="of:=RANDBETWEEN(0;12-[.B26])" office:value-type="float" office:value="9">
            <text:p>9</text:p>
          </table:table-cell>
          <table:table-cell table:formula="of:=12-[.B26]-[.C26]" office:value-type="float" office:value="1">
            <text:p>1</text:p>
          </table:table-cell>
          <table:table-cell table:formula="of:=IF(RANDBETWEEN(0;[Parametre.$B$4])/[Parametre.$B$4]&gt;[Parametre.$B$2];&quot;Nørrebrogade&quot;;&quot;Langelandsgade&quot;)" office:value-type="string" office:string-value="Langelandsgade">
            <text:p>Langelandsgade</text:p>
          </table:table-cell>
          <table:table-cell table:formula="of:=IF(RANDBETWEEN(0;[Parametre.$B$4])/[Parametre.$B$4]&lt;[Parametre.$B$1];&quot;Stue&quot;;&quot;Ikke stue&quot;)" office:value-type="string" office:string-value="Stue">
            <text:p>Stue</text:p>
          </table:table-cell>
          <table:table-cell office:value-type="string">
            <text:p>510, 511, 512, 513, 514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formula="of:=RANDBETWEEN(0;12)" office:value-type="float" office:value="7">
            <text:p>7</text:p>
          </table:table-cell>
          <table:table-cell table:formula="of:=RANDBETWEEN(0;12-[.B27])" office:value-type="float" office:value="0">
            <text:p>0</text:p>
          </table:table-cell>
          <table:table-cell table:formula="of:=12-[.B27]-[.C27]" office:value-type="float" office:value="5">
            <text:p>5</text:p>
          </table:table-cell>
          <table:table-cell table:formula="of:=IF(RANDBETWEEN(0;[Parametre.$B$4])/[Parametre.$B$4]&gt;[Parametre.$B$2];&quot;Nørrebrogade&quot;;&quot;Langelandsgade&quot;)" office:value-type="string" office:string-value="Langelandsgade">
            <text:p>Langelandsgade</text:p>
          </table:table-cell>
          <table:table-cell table:formula="of:=IF(RANDBETWEEN(0;[Parametre.$B$4])/[Parametre.$B$4]&lt;[Parametre.$B$1];&quot;Stue&quot;;&quot;Ikke stue&quot;)" office:value-type="string" office:string-value="Ikke stue">
            <text:p>Ikke stue</text:p>
          </table:table-cell>
          <table:table-cell office:value-type="string">
            <text:p>510, 511, 512, 513, 514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table:formula="of:=RANDBETWEEN(0;12)" office:value-type="float" office:value="7">
            <text:p>7</text:p>
          </table:table-cell>
          <table:table-cell table:formula="of:=RANDBETWEEN(0;12-[.B28])" office:value-type="float" office:value="0">
            <text:p>0</text:p>
          </table:table-cell>
          <table:table-cell table:formula="of:=12-[.B28]-[.C28]" office:value-type="float" office:value="5">
            <text:p>5</text:p>
          </table:table-cell>
          <table:table-cell table:formula="of:=IF(RANDBETWEEN(0;[Parametre.$B$4])/[Parametre.$B$4]&gt;[Parametre.$B$2];&quot;Nørrebrogade&quot;;&quot;Langelandsgade&quot;)" office:value-type="string" office:string-value="Langelandsgade">
            <text:p>Langelandsgade</text:p>
          </table:table-cell>
          <table:table-cell table:formula="of:=IF(RANDBETWEEN(0;[Parametre.$B$4])/[Parametre.$B$4]&lt;[Parametre.$B$1];&quot;Stue&quot;;&quot;Ikke stue&quot;)" office:value-type="string" office:string-value="Stue">
            <text:p>Stue</text:p>
          </table:table-cell>
          <table:table-cell office:value-type="string">
            <text:p>510, 511, 512, 513, 514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table:formula="of:=RANDBETWEEN(0;12)" office:value-type="float" office:value="3">
            <text:p>3</text:p>
          </table:table-cell>
          <table:table-cell table:formula="of:=RANDBETWEEN(0;12-[.B29])" office:value-type="float" office:value="6">
            <text:p>6</text:p>
          </table:table-cell>
          <table:table-cell table:formula="of:=12-[.B29]-[.C29]" office:value-type="float" office:value="3">
            <text:p>3</text:p>
          </table:table-cell>
          <table:table-cell table:formula="of:=IF(RANDBETWEEN(0;[Parametre.$B$4])/[Parametre.$B$4]&gt;[Parametre.$B$2];&quot;Nørrebrogade&quot;;&quot;Langelandsgade&quot;)" office:value-type="string" office:string-value="Langelandsgade">
            <text:p>Langelandsgade</text:p>
          </table:table-cell>
          <table:table-cell table:formula="of:=IF(RANDBETWEEN(0;[Parametre.$B$4])/[Parametre.$B$4]&lt;[Parametre.$B$1];&quot;Stue&quot;;&quot;Ikke stue&quot;)" office:value-type="string" office:string-value="Ikke stue">
            <text:p>Ikke stue</text:p>
          </table:table-cell>
          <table:table-cell office:value-type="string">
            <text:p>510, 511, 512, 513, 514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table:formula="of:=RANDBETWEEN(0;12)" office:value-type="float" office:value="7">
            <text:p>7</text:p>
          </table:table-cell>
          <table:table-cell table:formula="of:=RANDBETWEEN(0;12-[.B30])" office:value-type="float" office:value="2">
            <text:p>2</text:p>
          </table:table-cell>
          <table:table-cell table:formula="of:=12-[.B30]-[.C30]" office:value-type="float" office:value="3">
            <text:p>3</text:p>
          </table:table-cell>
          <table:table-cell table:formula="of:=IF(RANDBETWEEN(0;[Parametre.$B$4])/[Parametre.$B$4]&gt;[Parametre.$B$2];&quot;Nørrebrogade&quot;;&quot;Langelandsgade&quot;)" office:value-type="string" office:string-value="Nørrebrogade">
            <text:p>Nørrebrogade</text:p>
          </table:table-cell>
          <table:table-cell table:formula="of:=IF(RANDBETWEEN(0;[Parametre.$B$4])/[Parametre.$B$4]&lt;[Parametre.$B$1];&quot;Stue&quot;;&quot;Ikke stue&quot;)" office:value-type="string" office:string-value="Stue">
            <text:p>Stue</text:p>
          </table:table-cell>
          <table:table-cell office:value-type="string">
            <text:p>510, 511, 512, 513, 514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formula="of:=RANDBETWEEN(0;12)" office:value-type="float" office:value="8">
            <text:p>8</text:p>
          </table:table-cell>
          <table:table-cell table:formula="of:=RANDBETWEEN(0;12-[.B31])" office:value-type="float" office:value="1">
            <text:p>1</text:p>
          </table:table-cell>
          <table:table-cell table:formula="of:=12-[.B31]-[.C31]" office:value-type="float" office:value="3">
            <text:p>3</text:p>
          </table:table-cell>
          <table:table-cell table:formula="of:=IF(RANDBETWEEN(0;[Parametre.$B$4])/[Parametre.$B$4]&gt;[Parametre.$B$2];&quot;Nørrebrogade&quot;;&quot;Langelandsgade&quot;)" office:value-type="string" office:string-value="Nørrebrogade">
            <text:p>Nørrebrogade</text:p>
          </table:table-cell>
          <table:table-cell table:formula="of:=IF(RANDBETWEEN(0;[Parametre.$B$4])/[Parametre.$B$4]&lt;[Parametre.$B$1];&quot;Stue&quot;;&quot;Ikke stue&quot;)" office:value-type="string" office:string-value="Stue">
            <text:p>Stue</text:p>
          </table:table-cell>
          <table:table-cell office:value-type="string">
            <text:p>510, 511, 512, 513, 514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table:formula="of:=RANDBETWEEN(0;12)" office:value-type="float" office:value="9">
            <text:p>9</text:p>
          </table:table-cell>
          <table:table-cell table:formula="of:=RANDBETWEEN(0;12-[.B32])" office:value-type="float" office:value="0">
            <text:p>0</text:p>
          </table:table-cell>
          <table:table-cell table:formula="of:=12-[.B32]-[.C32]" office:value-type="float" office:value="3">
            <text:p>3</text:p>
          </table:table-cell>
          <table:table-cell table:formula="of:=IF(RANDBETWEEN(0;[Parametre.$B$4])/[Parametre.$B$4]&gt;[Parametre.$B$2];&quot;Nørrebrogade&quot;;&quot;Langelandsgade&quot;)" office:value-type="string" office:string-value="Langelandsgade">
            <text:p>Langelandsgade</text:p>
          </table:table-cell>
          <table:table-cell table:formula="of:=IF(RANDBETWEEN(0;[Parametre.$B$4])/[Parametre.$B$4]&lt;[Parametre.$B$1];&quot;Stue&quot;;&quot;Ikke stue&quot;)" office:value-type="string" office:string-value="Ikke stue">
            <text:p>Ikke stue</text:p>
          </table:table-cell>
          <table:table-cell office:value-type="string">
            <text:p>510, 511, 512, 513, 514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table:formula="of:=RANDBETWEEN(0;12)" office:value-type="float" office:value="4">
            <text:p>4</text:p>
          </table:table-cell>
          <table:table-cell table:formula="of:=RANDBETWEEN(0;12-[.B33])" office:value-type="float" office:value="8">
            <text:p>8</text:p>
          </table:table-cell>
          <table:table-cell table:formula="of:=12-[.B33]-[.C33]" office:value-type="float" office:value="0">
            <text:p>0</text:p>
          </table:table-cell>
          <table:table-cell table:formula="of:=IF(RANDBETWEEN(0;[Parametre.$B$4])/[Parametre.$B$4]&gt;[Parametre.$B$2];&quot;Nørrebrogade&quot;;&quot;Langelandsgade&quot;)" office:value-type="string" office:string-value="Nørrebrogade">
            <text:p>Nørrebrogade</text:p>
          </table:table-cell>
          <table:table-cell table:formula="of:=IF(RANDBETWEEN(0;[Parametre.$B$4])/[Parametre.$B$4]&lt;[Parametre.$B$1];&quot;Stue&quot;;&quot;Ikke stue&quot;)" office:value-type="string" office:string-value="Ikke stue">
            <text:p>Ikke stue</text:p>
          </table:table-cell>
          <table:table-cell office:value-type="string">
            <text:p>510, 511, 512, 513, 51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RANDBETWEEN(0;12)" office:value-type="float" office:value="1">
            <text:p>1</text:p>
          </table:table-cell>
          <table:table-cell table:formula="of:=RANDBETWEEN(0;12-[.B34])" office:value-type="float" office:value="10">
            <text:p>10</text:p>
          </table:table-cell>
          <table:table-cell table:formula="of:=12-[.B34]-[.C34]" office:value-type="float" office:value="1">
            <text:p>1</text:p>
          </table:table-cell>
          <table:table-cell table:formula="of:=IF(RANDBETWEEN(0;[Parametre.$B$4])/[Parametre.$B$4]&gt;[Parametre.$B$2];&quot;Nørrebrogade&quot;;&quot;Langelandsgade&quot;)" office:value-type="string" office:string-value="Langelandsgade">
            <text:p>Langelandsgade</text:p>
          </table:table-cell>
          <table:table-cell table:formula="of:=IF(RANDBETWEEN(0;[Parametre.$B$4])/[Parametre.$B$4]&lt;[Parametre.$B$1];&quot;Stue&quot;;&quot;Ikke stue&quot;)" office:value-type="string" office:string-value="Stue">
            <text:p>Stue</text:p>
          </table:table-cell>
          <table:table-cell office:value-type="string">
            <text:p>50, 51, 52, 53, 5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RANDBETWEEN(0;12)" office:value-type="float" office:value="8">
            <text:p>8</text:p>
          </table:table-cell>
          <table:table-cell table:formula="of:=RANDBETWEEN(0;12-[.B35])" office:value-type="float" office:value="0">
            <text:p>0</text:p>
          </table:table-cell>
          <table:table-cell table:formula="of:=12-[.B35]-[.C35]" office:value-type="float" office:value="4">
            <text:p>4</text:p>
          </table:table-cell>
          <table:table-cell table:formula="of:=IF(RANDBETWEEN(0;[Parametre.$B$4])/[Parametre.$B$4]&gt;[Parametre.$B$2];&quot;Nørrebrogade&quot;;&quot;Langelandsgade&quot;)" office:value-type="string" office:string-value="Langelandsgade">
            <text:p>Langelandsgade</text:p>
          </table:table-cell>
          <table:table-cell table:formula="of:=IF(RANDBETWEEN(0;[Parametre.$B$4])/[Parametre.$B$4]&lt;[Parametre.$B$1];&quot;Stue&quot;;&quot;Ikke stue&quot;)" office:value-type="string" office:string-value="Ikke stue">
            <text:p>Ikke stue</text:p>
          </table:table-cell>
          <table:table-cell office:value-type="string">
            <text:p>50, 51, 52, 53, 5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RANDBETWEEN(0;12)" office:value-type="float" office:value="12">
            <text:p>12</text:p>
          </table:table-cell>
          <table:table-cell table:formula="of:=RANDBETWEEN(0;12-[.B36])" office:value-type="float" office:value="0">
            <text:p>0</text:p>
          </table:table-cell>
          <table:table-cell table:formula="of:=12-[.B36]-[.C36]" office:value-type="float" office:value="0">
            <text:p>0</text:p>
          </table:table-cell>
          <table:table-cell table:formula="of:=IF(RANDBETWEEN(0;[Parametre.$B$4])/[Parametre.$B$4]&gt;[Parametre.$B$2];&quot;Nørrebrogade&quot;;&quot;Langelandsgade&quot;)" office:value-type="string" office:string-value="Langelandsgade">
            <text:p>Langelandsgade</text:p>
          </table:table-cell>
          <table:table-cell table:formula="of:=IF(RANDBETWEEN(0;[Parametre.$B$4])/[Parametre.$B$4]&lt;[Parametre.$B$1];&quot;Stue&quot;;&quot;Ikke stue&quot;)" office:value-type="string" office:string-value="Ikke stue">
            <text:p>Ikke stue</text:p>
          </table:table-cell>
          <table:table-cell office:value-type="string">
            <text:p>50, 51, 52, 53, 5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RANDBETWEEN(0;12)" office:value-type="float" office:value="7">
            <text:p>7</text:p>
          </table:table-cell>
          <table:table-cell table:formula="of:=RANDBETWEEN(0;12-[.B37])" office:value-type="float" office:value="4">
            <text:p>4</text:p>
          </table:table-cell>
          <table:table-cell table:formula="of:=12-[.B37]-[.C37]" office:value-type="float" office:value="1">
            <text:p>1</text:p>
          </table:table-cell>
          <table:table-cell table:formula="of:=IF(RANDBETWEEN(0;[Parametre.$B$4])/[Parametre.$B$4]&gt;[Parametre.$B$2];&quot;Nørrebrogade&quot;;&quot;Langelandsgade&quot;)" office:value-type="string" office:string-value="Langelandsgade">
            <text:p>Langelandsgade</text:p>
          </table:table-cell>
          <table:table-cell table:formula="of:=IF(RANDBETWEEN(0;[Parametre.$B$4])/[Parametre.$B$4]&lt;[Parametre.$B$1];&quot;Stue&quot;;&quot;Ikke stue&quot;)" office:value-type="string" office:string-value="Stue">
            <text:p>Stue</text:p>
          </table:table-cell>
          <table:table-cell office:value-type="string">
            <text:p>50, 51, 52, 53, 5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RANDBETWEEN(0;12)" office:value-type="float" office:value="4">
            <text:p>4</text:p>
          </table:table-cell>
          <table:table-cell table:formula="of:=RANDBETWEEN(0;12-[.B38])" office:value-type="float" office:value="6">
            <text:p>6</text:p>
          </table:table-cell>
          <table:table-cell table:formula="of:=12-[.B38]-[.C38]" office:value-type="float" office:value="2">
            <text:p>2</text:p>
          </table:table-cell>
          <table:table-cell table:formula="of:=IF(RANDBETWEEN(0;[Parametre.$B$4])/[Parametre.$B$4]&gt;[Parametre.$B$2];&quot;Nørrebrogade&quot;;&quot;Langelandsgade&quot;)" office:value-type="string" office:string-value="Nørrebrogade">
            <text:p>Nørrebrogade</text:p>
          </table:table-cell>
          <table:table-cell table:formula="of:=IF(RANDBETWEEN(0;[Parametre.$B$4])/[Parametre.$B$4]&lt;[Parametre.$B$1];&quot;Stue&quot;;&quot;Ikke stue&quot;)" office:value-type="string" office:string-value="Stue">
            <text:p>Stue</text:p>
          </table:table-cell>
          <table:table-cell office:value-type="string">
            <text:p>50, 51, 52, 53, 5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RANDBETWEEN(0;12)" office:value-type="float" office:value="7">
            <text:p>7</text:p>
          </table:table-cell>
          <table:table-cell table:formula="of:=RANDBETWEEN(0;12-[.B39])" office:value-type="float" office:value="0">
            <text:p>0</text:p>
          </table:table-cell>
          <table:table-cell table:formula="of:=12-[.B39]-[.C39]" office:value-type="float" office:value="5">
            <text:p>5</text:p>
          </table:table-cell>
          <table:table-cell table:formula="of:=IF(RANDBETWEEN(0;[Parametre.$B$4])/[Parametre.$B$4]&gt;[Parametre.$B$2];&quot;Nørrebrogade&quot;;&quot;Langelandsgade&quot;)" office:value-type="string" office:string-value="Nørrebrogade">
            <text:p>Nørrebrogade</text:p>
          </table:table-cell>
          <table:table-cell table:formula="of:=IF(RANDBETWEEN(0;[Parametre.$B$4])/[Parametre.$B$4]&lt;[Parametre.$B$1];&quot;Stue&quot;;&quot;Ikke stue&quot;)" office:value-type="string" office:string-value="Stue">
            <text:p>Stue</text:p>
          </table:table-cell>
          <table:table-cell office:value-type="string">
            <text:p>50, 51, 52, 53, 5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RANDBETWEEN(0;12)" office:value-type="float" office:value="0">
            <text:p>0</text:p>
          </table:table-cell>
          <table:table-cell table:formula="of:=RANDBETWEEN(0;12-[.B40])" office:value-type="float" office:value="3">
            <text:p>3</text:p>
          </table:table-cell>
          <table:table-cell table:formula="of:=12-[.B40]-[.C40]" office:value-type="float" office:value="9">
            <text:p>9</text:p>
          </table:table-cell>
          <table:table-cell table:formula="of:=IF(RANDBETWEEN(0;[Parametre.$B$4])/[Parametre.$B$4]&gt;[Parametre.$B$2];&quot;Nørrebrogade&quot;;&quot;Langelandsgade&quot;)" office:value-type="string" office:string-value="Nørrebrogade">
            <text:p>Nørrebrogade</text:p>
          </table:table-cell>
          <table:table-cell table:formula="of:=IF(RANDBETWEEN(0;[Parametre.$B$4])/[Parametre.$B$4]&lt;[Parametre.$B$1];&quot;Stue&quot;;&quot;Ikke stue&quot;)" office:value-type="string" office:string-value="Stue">
            <text:p>Stue</text:p>
          </table:table-cell>
          <table:table-cell office:value-type="string">
            <text:p>50, 51, 52, 53, 5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RANDBETWEEN(0;12)" office:value-type="float" office:value="10">
            <text:p>10</text:p>
          </table:table-cell>
          <table:table-cell table:formula="of:=RANDBETWEEN(0;12-[.B41])" office:value-type="float" office:value="2">
            <text:p>2</text:p>
          </table:table-cell>
          <table:table-cell table:formula="of:=12-[.B41]-[.C41]" office:value-type="float" office:value="0">
            <text:p>0</text:p>
          </table:table-cell>
          <table:table-cell table:formula="of:=IF(RANDBETWEEN(0;[Parametre.$B$4])/[Parametre.$B$4]&gt;[Parametre.$B$2];&quot;Nørrebrogade&quot;;&quot;Langelandsgade&quot;)" office:value-type="string" office:string-value="Nørrebrogade">
            <text:p>Nørrebrogade</text:p>
          </table:table-cell>
          <table:table-cell table:formula="of:=IF(RANDBETWEEN(0;[Parametre.$B$4])/[Parametre.$B$4]&lt;[Parametre.$B$1];&quot;Stue&quot;;&quot;Ikke stue&quot;)" office:value-type="string" office:string-value="Ikke stue">
            <text:p>Ikke stue</text:p>
          </table:table-cell>
          <table:table-cell office:value-type="string">
            <text:p>50, 51, 52, 53, 5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RANDBETWEEN(0;12)" office:value-type="float" office:value="1">
            <text:p>1</text:p>
          </table:table-cell>
          <table:table-cell table:formula="of:=RANDBETWEEN(0;12-[.B42])" office:value-type="float" office:value="0">
            <text:p>0</text:p>
          </table:table-cell>
          <table:table-cell table:formula="of:=12-[.B42]-[.C42]" office:value-type="float" office:value="11">
            <text:p>11</text:p>
          </table:table-cell>
          <table:table-cell table:formula="of:=IF(RANDBETWEEN(0;[Parametre.$B$4])/[Parametre.$B$4]&gt;[Parametre.$B$2];&quot;Nørrebrogade&quot;;&quot;Langelandsgade&quot;)" office:value-type="string" office:string-value="Langelandsgade">
            <text:p>Langelandsgade</text:p>
          </table:table-cell>
          <table:table-cell table:formula="of:=IF(RANDBETWEEN(0;[Parametre.$B$4])/[Parametre.$B$4]&lt;[Parametre.$B$1];&quot;Stue&quot;;&quot;Ikke stue&quot;)" office:value-type="string" office:string-value="Ikke stue">
            <text:p>Ikke stue</text:p>
          </table:table-cell>
          <table:table-cell office:value-type="string">
            <text:p>50, 51, 52, 53, 5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RANDBETWEEN(0;12)" office:value-type="float" office:value="1">
            <text:p>1</text:p>
          </table:table-cell>
          <table:table-cell table:formula="of:=RANDBETWEEN(0;12-[.B43])" office:value-type="float" office:value="5">
            <text:p>5</text:p>
          </table:table-cell>
          <table:table-cell table:formula="of:=12-[.B43]-[.C43]" office:value-type="float" office:value="6">
            <text:p>6</text:p>
          </table:table-cell>
          <table:table-cell table:formula="of:=IF(RANDBETWEEN(0;[Parametre.$B$4])/[Parametre.$B$4]&gt;[Parametre.$B$2];&quot;Nørrebrogade&quot;;&quot;Langelandsgade&quot;)" office:value-type="string" office:string-value="Langelandsgade">
            <text:p>Langelandsgade</text:p>
          </table:table-cell>
          <table:table-cell table:formula="of:=IF(RANDBETWEEN(0;[Parametre.$B$4])/[Parametre.$B$4]&lt;[Parametre.$B$1];&quot;Stue&quot;;&quot;Ikke stue&quot;)" office:value-type="string" office:string-value="Ikke stue">
            <text:p>Ikke stue</text:p>
          </table:table-cell>
          <table:table-cell office:value-type="string">
            <text:p>50, 51, 52, 53, 5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RANDBETWEEN(0;12)" office:value-type="float" office:value="5">
            <text:p>5</text:p>
          </table:table-cell>
          <table:table-cell table:formula="of:=RANDBETWEEN(0;12-[.B44])" office:value-type="float" office:value="5">
            <text:p>5</text:p>
          </table:table-cell>
          <table:table-cell table:formula="of:=12-[.B44]-[.C44]" office:value-type="float" office:value="2">
            <text:p>2</text:p>
          </table:table-cell>
          <table:table-cell table:formula="of:=IF(RANDBETWEEN(0;[Parametre.$B$4])/[Parametre.$B$4]&gt;[Parametre.$B$2];&quot;Nørrebrogade&quot;;&quot;Langelandsgade&quot;)" office:value-type="string" office:string-value="Langelandsgade">
            <text:p>Langelandsgade</text:p>
          </table:table-cell>
          <table:table-cell table:formula="of:=IF(RANDBETWEEN(0;[Parametre.$B$4])/[Parametre.$B$4]&lt;[Parametre.$B$1];&quot;Stue&quot;;&quot;Ikke stue&quot;)" office:value-type="string" office:string-value="Ikke stue">
            <text:p>Ikke stue</text:p>
          </table:table-cell>
          <table:table-cell office:value-type="string">
            <text:p>50, 51, 52, 53, 5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RANDBETWEEN(0;12)" office:value-type="float" office:value="11">
            <text:p>11</text:p>
          </table:table-cell>
          <table:table-cell table:formula="of:=RANDBETWEEN(0;12-[.B45])" office:value-type="float" office:value="1">
            <text:p>1</text:p>
          </table:table-cell>
          <table:table-cell table:formula="of:=12-[.B45]-[.C45]" office:value-type="float" office:value="0">
            <text:p>0</text:p>
          </table:table-cell>
          <table:table-cell table:formula="of:=IF(RANDBETWEEN(0;[Parametre.$B$4])/[Parametre.$B$4]&gt;[Parametre.$B$2];&quot;Nørrebrogade&quot;;&quot;Langelandsgade&quot;)" office:value-type="string" office:string-value="Langelandsgade">
            <text:p>Langelandsgade</text:p>
          </table:table-cell>
          <table:table-cell table:formula="of:=IF(RANDBETWEEN(0;[Parametre.$B$4])/[Parametre.$B$4]&lt;[Parametre.$B$1];&quot;Stue&quot;;&quot;Ikke stue&quot;)" office:value-type="string" office:string-value="Stue">
            <text:p>Stue</text:p>
          </table:table-cell>
          <table:table-cell office:value-type="string">
            <text:p>50, 51, 52, 53, 5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RANDBETWEEN(0;12)" office:value-type="float" office:value="0">
            <text:p>0</text:p>
          </table:table-cell>
          <table:table-cell table:formula="of:=RANDBETWEEN(0;12-[.B46])" office:value-type="float" office:value="0">
            <text:p>0</text:p>
          </table:table-cell>
          <table:table-cell table:formula="of:=12-[.B46]-[.C46]" office:value-type="float" office:value="12">
            <text:p>12</text:p>
          </table:table-cell>
          <table:table-cell table:formula="of:=IF(RANDBETWEEN(0;[Parametre.$B$4])/[Parametre.$B$4]&gt;[Parametre.$B$2];&quot;Nørrebrogade&quot;;&quot;Langelandsgade&quot;)" office:value-type="string" office:string-value="Langelandsgade">
            <text:p>Langelandsgade</text:p>
          </table:table-cell>
          <table:table-cell table:formula="of:=IF(RANDBETWEEN(0;[Parametre.$B$4])/[Parametre.$B$4]&lt;[Parametre.$B$1];&quot;Stue&quot;;&quot;Ikke stue&quot;)" office:value-type="string" office:string-value="Ikke stue">
            <text:p>Ikke stue</text:p>
          </table:table-cell>
          <table:table-cell office:value-type="string">
            <text:p>50, 51, 52, 53, 5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RANDBETWEEN(0;12)" office:value-type="float" office:value="0">
            <text:p>0</text:p>
          </table:table-cell>
          <table:table-cell table:formula="of:=RANDBETWEEN(0;12-[.B47])" office:value-type="float" office:value="1">
            <text:p>1</text:p>
          </table:table-cell>
          <table:table-cell table:formula="of:=12-[.B47]-[.C47]" office:value-type="float" office:value="11">
            <text:p>11</text:p>
          </table:table-cell>
          <table:table-cell table:formula="of:=IF(RANDBETWEEN(0;[Parametre.$B$4])/[Parametre.$B$4]&gt;[Parametre.$B$2];&quot;Nørrebrogade&quot;;&quot;Langelandsgade&quot;)" office:value-type="string" office:string-value="Nørrebrogade">
            <text:p>Nørrebrogade</text:p>
          </table:table-cell>
          <table:table-cell table:formula="of:=IF(RANDBETWEEN(0;[Parametre.$B$4])/[Parametre.$B$4]&lt;[Parametre.$B$1];&quot;Stue&quot;;&quot;Ikke stue&quot;)" office:value-type="string" office:string-value="Ikke stue">
            <text:p>Ikke stue</text:p>
          </table:table-cell>
          <table:table-cell office:value-type="string">
            <text:p>50, 51, 52, 53, 5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RANDBETWEEN(0;12)" office:value-type="float" office:value="4">
            <text:p>4</text:p>
          </table:table-cell>
          <table:table-cell table:formula="of:=RANDBETWEEN(0;12-[.B48])" office:value-type="float" office:value="1">
            <text:p>1</text:p>
          </table:table-cell>
          <table:table-cell table:formula="of:=12-[.B48]-[.C48]" office:value-type="float" office:value="7">
            <text:p>7</text:p>
          </table:table-cell>
          <table:table-cell table:formula="of:=IF(RANDBETWEEN(0;[Parametre.$B$4])/[Parametre.$B$4]&gt;[Parametre.$B$2];&quot;Nørrebrogade&quot;;&quot;Langelandsgade&quot;)" office:value-type="string" office:string-value="Nørrebrogade">
            <text:p>Nørrebrogade</text:p>
          </table:table-cell>
          <table:table-cell table:formula="of:=IF(RANDBETWEEN(0;[Parametre.$B$4])/[Parametre.$B$4]&lt;[Parametre.$B$1];&quot;Stue&quot;;&quot;Ikke stue&quot;)" office:value-type="string" office:string-value="Stue">
            <text:p>Stue</text:p>
          </table:table-cell>
          <table:table-cell office:value-type="string">
            <text:p>50, 51, 52, 53, 5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formula="of:=RANDBETWEEN(0;12)" office:value-type="float" office:value="0">
            <text:p>0</text:p>
          </table:table-cell>
          <table:table-cell table:formula="of:=RANDBETWEEN(0;12-[.B49])" office:value-type="float" office:value="4">
            <text:p>4</text:p>
          </table:table-cell>
          <table:table-cell table:formula="of:=12-[.B49]-[.C49]" office:value-type="float" office:value="8">
            <text:p>8</text:p>
          </table:table-cell>
          <table:table-cell table:formula="of:=IF(RANDBETWEEN(0;[Parametre.$B$4])/[Parametre.$B$4]&gt;[Parametre.$B$2];&quot;Nørrebrogade&quot;;&quot;Langelandsgade&quot;)" office:value-type="string" office:string-value="Langelandsgade">
            <text:p>Langelandsgade</text:p>
          </table:table-cell>
          <table:table-cell table:formula="of:=IF(RANDBETWEEN(0;[Parametre.$B$4])/[Parametre.$B$4]&lt;[Parametre.$B$1];&quot;Stue&quot;;&quot;Ikke stue&quot;)" office:value-type="string" office:string-value="Ikke stue">
            <text:p>Ikke stue</text:p>
          </table:table-cell>
          <table:table-cell office:value-type="string">
            <text:p>170, 171, 172, 173, 17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formula="of:=RANDBETWEEN(0;12)" office:value-type="float" office:value="2">
            <text:p>2</text:p>
          </table:table-cell>
          <table:table-cell table:formula="of:=RANDBETWEEN(0;12-[.B50])" office:value-type="float" office:value="8">
            <text:p>8</text:p>
          </table:table-cell>
          <table:table-cell table:formula="of:=12-[.B50]-[.C50]" office:value-type="float" office:value="2">
            <text:p>2</text:p>
          </table:table-cell>
          <table:table-cell table:formula="of:=IF(RANDBETWEEN(0;[Parametre.$B$4])/[Parametre.$B$4]&gt;[Parametre.$B$2];&quot;Nørrebrogade&quot;;&quot;Langelandsgade&quot;)" office:value-type="string" office:string-value="Langelandsgade">
            <text:p>Langelandsgade</text:p>
          </table:table-cell>
          <table:table-cell table:formula="of:=IF(RANDBETWEEN(0;[Parametre.$B$4])/[Parametre.$B$4]&lt;[Parametre.$B$1];&quot;Stue&quot;;&quot;Ikke stue&quot;)" office:value-type="string" office:string-value="Stue">
            <text:p>Stue</text:p>
          </table:table-cell>
          <table:table-cell office:value-type="string">
            <text:p>170, 171, 172, 173, 17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formula="of:=RANDBETWEEN(0;12)" office:value-type="float" office:value="3">
            <text:p>3</text:p>
          </table:table-cell>
          <table:table-cell table:formula="of:=RANDBETWEEN(0;12-[.B51])" office:value-type="float" office:value="8">
            <text:p>8</text:p>
          </table:table-cell>
          <table:table-cell table:formula="of:=12-[.B51]-[.C51]" office:value-type="float" office:value="1">
            <text:p>1</text:p>
          </table:table-cell>
          <table:table-cell table:formula="of:=IF(RANDBETWEEN(0;[Parametre.$B$4])/[Parametre.$B$4]&gt;[Parametre.$B$2];&quot;Nørrebrogade&quot;;&quot;Langelandsgade&quot;)" office:value-type="string" office:string-value="Nørrebrogade">
            <text:p>Nørrebrogade</text:p>
          </table:table-cell>
          <table:table-cell table:formula="of:=IF(RANDBETWEEN(0;[Parametre.$B$4])/[Parametre.$B$4]&lt;[Parametre.$B$1];&quot;Stue&quot;;&quot;Ikke stue&quot;)" office:value-type="string" office:string-value="Stue">
            <text:p>Stue</text:p>
          </table:table-cell>
          <table:table-cell office:value-type="string">
            <text:p>170, 171, 172, 173, 174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formula="of:=RANDBETWEEN(0;12)" office:value-type="float" office:value="11">
            <text:p>11</text:p>
          </table:table-cell>
          <table:table-cell table:formula="of:=RANDBETWEEN(0;12-[.B52])" office:value-type="float" office:value="0">
            <text:p>0</text:p>
          </table:table-cell>
          <table:table-cell table:formula="of:=12-[.B52]-[.C52]" office:value-type="float" office:value="1">
            <text:p>1</text:p>
          </table:table-cell>
          <table:table-cell table:formula="of:=IF(RANDBETWEEN(0;[Parametre.$B$4])/[Parametre.$B$4]&gt;[Parametre.$B$2];&quot;Nørrebrogade&quot;;&quot;Langelandsgade&quot;)" office:value-type="string" office:string-value="Nørrebrogade">
            <text:p>Nørrebrogade</text:p>
          </table:table-cell>
          <table:table-cell table:formula="of:=IF(RANDBETWEEN(0;[Parametre.$B$4])/[Parametre.$B$4]&lt;[Parametre.$B$1];&quot;Stue&quot;;&quot;Ikke stue&quot;)" office:value-type="string" office:string-value="Stue">
            <text:p>Stue</text:p>
          </table:table-cell>
          <table:table-cell office:value-type="string">
            <text:p>170, 171, 172, 173, 17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formula="of:=RANDBETWEEN(0;12)" office:value-type="float" office:value="4">
            <text:p>4</text:p>
          </table:table-cell>
          <table:table-cell table:formula="of:=RANDBETWEEN(0;12-[.B53])" office:value-type="float" office:value="2">
            <text:p>2</text:p>
          </table:table-cell>
          <table:table-cell table:formula="of:=12-[.B53]-[.C53]" office:value-type="float" office:value="6">
            <text:p>6</text:p>
          </table:table-cell>
          <table:table-cell table:formula="of:=IF(RANDBETWEEN(0;[Parametre.$B$4])/[Parametre.$B$4]&gt;[Parametre.$B$2];&quot;Nørrebrogade&quot;;&quot;Langelandsgade&quot;)" office:value-type="string" office:string-value="Langelandsgade">
            <text:p>Langelandsgade</text:p>
          </table:table-cell>
          <table:table-cell table:formula="of:=IF(RANDBETWEEN(0;[Parametre.$B$4])/[Parametre.$B$4]&lt;[Parametre.$B$1];&quot;Stue&quot;;&quot;Ikke stue&quot;)" office:value-type="string" office:string-value="Ikke stue">
            <text:p>Ikke stue</text:p>
          </table:table-cell>
          <table:table-cell office:value-type="string">
            <text:p>170, 171, 172, 173, 17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formula="of:=RANDBETWEEN(0;12)" office:value-type="float" office:value="3">
            <text:p>3</text:p>
          </table:table-cell>
          <table:table-cell table:formula="of:=RANDBETWEEN(0;12-[.B54])" office:value-type="float" office:value="6">
            <text:p>6</text:p>
          </table:table-cell>
          <table:table-cell table:formula="of:=12-[.B54]-[.C54]" office:value-type="float" office:value="3">
            <text:p>3</text:p>
          </table:table-cell>
          <table:table-cell table:formula="of:=IF(RANDBETWEEN(0;[Parametre.$B$4])/[Parametre.$B$4]&gt;[Parametre.$B$2];&quot;Nørrebrogade&quot;;&quot;Langelandsgade&quot;)" office:value-type="string" office:string-value="Nørrebrogade">
            <text:p>Nørrebrogade</text:p>
          </table:table-cell>
          <table:table-cell table:formula="of:=IF(RANDBETWEEN(0;[Parametre.$B$4])/[Parametre.$B$4]&lt;[Parametre.$B$1];&quot;Stue&quot;;&quot;Ikke stue&quot;)" office:value-type="string" office:string-value="Stue">
            <text:p>Stue</text:p>
          </table:table-cell>
          <table:table-cell office:value-type="string">
            <text:p>170, 171, 172, 173, 17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formula="of:=RANDBETWEEN(0;12)" office:value-type="float" office:value="5">
            <text:p>5</text:p>
          </table:table-cell>
          <table:table-cell table:formula="of:=RANDBETWEEN(0;12-[.B55])" office:value-type="float" office:value="7">
            <text:p>7</text:p>
          </table:table-cell>
          <table:table-cell table:formula="of:=12-[.B55]-[.C55]" office:value-type="float" office:value="0">
            <text:p>0</text:p>
          </table:table-cell>
          <table:table-cell table:formula="of:=IF(RANDBETWEEN(0;[Parametre.$B$4])/[Parametre.$B$4]&gt;[Parametre.$B$2];&quot;Nørrebrogade&quot;;&quot;Langelandsgade&quot;)" office:value-type="string" office:string-value="Nørrebrogade">
            <text:p>Nørrebrogade</text:p>
          </table:table-cell>
          <table:table-cell table:formula="of:=IF(RANDBETWEEN(0;[Parametre.$B$4])/[Parametre.$B$4]&lt;[Parametre.$B$1];&quot;Stue&quot;;&quot;Ikke stue&quot;)" office:value-type="string" office:string-value="Stue">
            <text:p>Stue</text:p>
          </table:table-cell>
          <table:table-cell office:value-type="string">
            <text:p>170, 171, 172, 173, 174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formula="of:=RANDBETWEEN(0;12)" office:value-type="float" office:value="7">
            <text:p>7</text:p>
          </table:table-cell>
          <table:table-cell table:formula="of:=RANDBETWEEN(0;12-[.B56])" office:value-type="float" office:value="0">
            <text:p>0</text:p>
          </table:table-cell>
          <table:table-cell table:formula="of:=12-[.B56]-[.C56]" office:value-type="float" office:value="5">
            <text:p>5</text:p>
          </table:table-cell>
          <table:table-cell table:formula="of:=IF(RANDBETWEEN(0;[Parametre.$B$4])/[Parametre.$B$4]&gt;[Parametre.$B$2];&quot;Nørrebrogade&quot;;&quot;Langelandsgade&quot;)" office:value-type="string" office:string-value="Nørrebrogade">
            <text:p>Nørrebrogade</text:p>
          </table:table-cell>
          <table:table-cell table:formula="of:=IF(RANDBETWEEN(0;[Parametre.$B$4])/[Parametre.$B$4]&lt;[Parametre.$B$1];&quot;Stue&quot;;&quot;Ikke stue&quot;)" office:value-type="string" office:string-value="Stue">
            <text:p>Stue</text:p>
          </table:table-cell>
          <table:table-cell office:value-type="string">
            <text:p>170, 171, 172, 173, 174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formula="of:=RANDBETWEEN(0;12)" office:value-type="float" office:value="6">
            <text:p>6</text:p>
          </table:table-cell>
          <table:table-cell table:formula="of:=RANDBETWEEN(0;12-[.B57])" office:value-type="float" office:value="3">
            <text:p>3</text:p>
          </table:table-cell>
          <table:table-cell table:formula="of:=12-[.B57]-[.C57]" office:value-type="float" office:value="3">
            <text:p>3</text:p>
          </table:table-cell>
          <table:table-cell table:formula="of:=IF(RANDBETWEEN(0;[Parametre.$B$4])/[Parametre.$B$4]&gt;[Parametre.$B$2];&quot;Nørrebrogade&quot;;&quot;Langelandsgade&quot;)" office:value-type="string" office:string-value="Langelandsgade">
            <text:p>Langelandsgade</text:p>
          </table:table-cell>
          <table:table-cell table:formula="of:=IF(RANDBETWEEN(0;[Parametre.$B$4])/[Parametre.$B$4]&lt;[Parametre.$B$1];&quot;Stue&quot;;&quot;Ikke stue&quot;)" office:value-type="string" office:string-value="Stue">
            <text:p>Stue</text:p>
          </table:table-cell>
          <table:table-cell office:value-type="string">
            <text:p>170, 171, 172, 173, 17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formula="of:=RANDBETWEEN(0;12)" office:value-type="float" office:value="0">
            <text:p>0</text:p>
          </table:table-cell>
          <table:table-cell table:formula="of:=RANDBETWEEN(0;12-[.B58])" office:value-type="float" office:value="12">
            <text:p>12</text:p>
          </table:table-cell>
          <table:table-cell table:formula="of:=12-[.B58]-[.C58]" office:value-type="float" office:value="0">
            <text:p>0</text:p>
          </table:table-cell>
          <table:table-cell table:formula="of:=IF(RANDBETWEEN(0;[Parametre.$B$4])/[Parametre.$B$4]&gt;[Parametre.$B$2];&quot;Nørrebrogade&quot;;&quot;Langelandsgade&quot;)" office:value-type="string" office:string-value="Langelandsgade">
            <text:p>Langelandsgade</text:p>
          </table:table-cell>
          <table:table-cell table:formula="of:=IF(RANDBETWEEN(0;[Parametre.$B$4])/[Parametre.$B$4]&lt;[Parametre.$B$1];&quot;Stue&quot;;&quot;Ikke stue&quot;)" office:value-type="string" office:string-value="Ikke stue">
            <text:p>Ikke stue</text:p>
          </table:table-cell>
          <table:table-cell office:value-type="string">
            <text:p>170, 171, 172, 173, 17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formula="of:=RANDBETWEEN(0;12)" office:value-type="float" office:value="2">
            <text:p>2</text:p>
          </table:table-cell>
          <table:table-cell table:formula="of:=RANDBETWEEN(0;12-[.B59])" office:value-type="float" office:value="2">
            <text:p>2</text:p>
          </table:table-cell>
          <table:table-cell table:formula="of:=12-[.B59]-[.C59]" office:value-type="float" office:value="8">
            <text:p>8</text:p>
          </table:table-cell>
          <table:table-cell table:formula="of:=IF(RANDBETWEEN(0;[Parametre.$B$4])/[Parametre.$B$4]&gt;[Parametre.$B$2];&quot;Nørrebrogade&quot;;&quot;Langelandsgade&quot;)" office:value-type="string" office:string-value="Nørrebrogade">
            <text:p>Nørrebrogade</text:p>
          </table:table-cell>
          <table:table-cell table:formula="of:=IF(RANDBETWEEN(0;[Parametre.$B$4])/[Parametre.$B$4]&lt;[Parametre.$B$1];&quot;Stue&quot;;&quot;Ikke stue&quot;)" office:value-type="string" office:string-value="Ikke stue">
            <text:p>Ikke stue</text:p>
          </table:table-cell>
          <table:table-cell office:value-type="string">
            <text:p>170, 171, 172, 173, 17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formula="of:=RANDBETWEEN(0;12)" office:value-type="float" office:value="10">
            <text:p>10</text:p>
          </table:table-cell>
          <table:table-cell table:formula="of:=RANDBETWEEN(0;12-[.B60])" office:value-type="float" office:value="0">
            <text:p>0</text:p>
          </table:table-cell>
          <table:table-cell table:formula="of:=12-[.B60]-[.C60]" office:value-type="float" office:value="2">
            <text:p>2</text:p>
          </table:table-cell>
          <table:table-cell table:formula="of:=IF(RANDBETWEEN(0;[Parametre.$B$4])/[Parametre.$B$4]&gt;[Parametre.$B$2];&quot;Nørrebrogade&quot;;&quot;Langelandsgade&quot;)" office:value-type="string" office:string-value="Nørrebrogade">
            <text:p>Nørrebrogade</text:p>
          </table:table-cell>
          <table:table-cell table:formula="of:=IF(RANDBETWEEN(0;[Parametre.$B$4])/[Parametre.$B$4]&lt;[Parametre.$B$1];&quot;Stue&quot;;&quot;Ikke stue&quot;)" office:value-type="string" office:string-value="Stue">
            <text:p>Stue</text:p>
          </table:table-cell>
          <table:table-cell office:value-type="string">
            <text:p>170, 171, 172, 173, 174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formula="of:=RANDBETWEEN(0;12)" office:value-type="float" office:value="7">
            <text:p>7</text:p>
          </table:table-cell>
          <table:table-cell table:formula="of:=RANDBETWEEN(0;12-[.B61])" office:value-type="float" office:value="1">
            <text:p>1</text:p>
          </table:table-cell>
          <table:table-cell table:formula="of:=12-[.B61]-[.C61]" office:value-type="float" office:value="4">
            <text:p>4</text:p>
          </table:table-cell>
          <table:table-cell table:formula="of:=IF(RANDBETWEEN(0;[Parametre.$B$4])/[Parametre.$B$4]&gt;[Parametre.$B$2];&quot;Nørrebrogade&quot;;&quot;Langelandsgade&quot;)" office:value-type="string" office:string-value="Nørrebrogade">
            <text:p>Nørrebrogade</text:p>
          </table:table-cell>
          <table:table-cell table:formula="of:=IF(RANDBETWEEN(0;[Parametre.$B$4])/[Parametre.$B$4]&lt;[Parametre.$B$1];&quot;Stue&quot;;&quot;Ikke stue&quot;)" office:value-type="string" office:string-value="Ikke stue">
            <text:p>Ikke stue</text:p>
          </table:table-cell>
          <table:table-cell office:value-type="string">
            <text:p>170, 171, 172, 173, 174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formula="of:=RANDBETWEEN(0;12)" office:value-type="float" office:value="11">
            <text:p>11</text:p>
          </table:table-cell>
          <table:table-cell table:formula="of:=RANDBETWEEN(0;12-[.B62])" office:value-type="float" office:value="1">
            <text:p>1</text:p>
          </table:table-cell>
          <table:table-cell table:formula="of:=12-[.B62]-[.C62]" office:value-type="float" office:value="0">
            <text:p>0</text:p>
          </table:table-cell>
          <table:table-cell table:formula="of:=IF(RANDBETWEEN(0;[Parametre.$B$4])/[Parametre.$B$4]&gt;[Parametre.$B$2];&quot;Nørrebrogade&quot;;&quot;Langelandsgade&quot;)" office:value-type="string" office:string-value="Nørrebrogade">
            <text:p>Nørrebrogade</text:p>
          </table:table-cell>
          <table:table-cell table:formula="of:=IF(RANDBETWEEN(0;[Parametre.$B$4])/[Parametre.$B$4]&lt;[Parametre.$B$1];&quot;Stue&quot;;&quot;Ikke stue&quot;)" office:value-type="string" office:string-value="Ikke stue">
            <text:p>Ikke stue</text:p>
          </table:table-cell>
          <table:table-cell office:value-type="string">
            <text:p>170, 171, 172, 173, 174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formula="of:=RANDBETWEEN(0;12)" office:value-type="float" office:value="7">
            <text:p>7</text:p>
          </table:table-cell>
          <table:table-cell table:formula="of:=RANDBETWEEN(0;12-[.B63])" office:value-type="float" office:value="1">
            <text:p>1</text:p>
          </table:table-cell>
          <table:table-cell table:formula="of:=12-[.B63]-[.C63]" office:value-type="float" office:value="4">
            <text:p>4</text:p>
          </table:table-cell>
          <table:table-cell table:formula="of:=IF(RANDBETWEEN(0;[Parametre.$B$4])/[Parametre.$B$4]&gt;[Parametre.$B$2];&quot;Nørrebrogade&quot;;&quot;Langelandsgade&quot;)" office:value-type="string" office:string-value="Langelandsgade">
            <text:p>Langelandsgade</text:p>
          </table:table-cell>
          <table:table-cell table:formula="of:=IF(RANDBETWEEN(0;[Parametre.$B$4])/[Parametre.$B$4]&lt;[Parametre.$B$1];&quot;Stue&quot;;&quot;Ikke stue&quot;)" office:value-type="string" office:string-value="Ikke stue">
            <text:p>Ikke stue</text:p>
          </table:table-cell>
          <table:table-cell office:value-type="string">
            <text:p>170, 171, 172, 173, 174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table:formula="of:=RANDBETWEEN(0;12)" office:value-type="float" office:value="12">
            <text:p>12</text:p>
          </table:table-cell>
          <table:table-cell table:formula="of:=RANDBETWEEN(0;12-[.B64])" office:value-type="float" office:value="0">
            <text:p>0</text:p>
          </table:table-cell>
          <table:table-cell table:formula="of:=12-[.B64]-[.C64]" office:value-type="float" office:value="0">
            <text:p>0</text:p>
          </table:table-cell>
          <table:table-cell table:formula="of:=IF(RANDBETWEEN(0;[Parametre.$B$4])/[Parametre.$B$4]&gt;[Parametre.$B$2];&quot;Nørrebrogade&quot;;&quot;Langelandsgade&quot;)" office:value-type="string" office:string-value="Nørrebrogade">
            <text:p>Nørrebrogade</text:p>
          </table:table-cell>
          <table:table-cell table:formula="of:=IF(RANDBETWEEN(0;[Parametre.$B$4])/[Parametre.$B$4]&lt;[Parametre.$B$1];&quot;Stue&quot;;&quot;Ikke stue&quot;)" office:value-type="string" office:string-value="Ikke stue">
            <text:p>Ikke stue</text:p>
          </table:table-cell>
          <table:table-cell office:value-type="string">
            <text:p>440, 441, 442, 443, 444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table:formula="of:=RANDBETWEEN(0;12)" office:value-type="float" office:value="0">
            <text:p>0</text:p>
          </table:table-cell>
          <table:table-cell table:formula="of:=RANDBETWEEN(0;12-[.B65])" office:value-type="float" office:value="6">
            <text:p>6</text:p>
          </table:table-cell>
          <table:table-cell table:formula="of:=12-[.B65]-[.C65]" office:value-type="float" office:value="6">
            <text:p>6</text:p>
          </table:table-cell>
          <table:table-cell table:formula="of:=IF(RANDBETWEEN(0;[Parametre.$B$4])/[Parametre.$B$4]&gt;[Parametre.$B$2];&quot;Nørrebrogade&quot;;&quot;Langelandsgade&quot;)" office:value-type="string" office:string-value="Nørrebrogade">
            <text:p>Nørrebrogade</text:p>
          </table:table-cell>
          <table:table-cell table:formula="of:=IF(RANDBETWEEN(0;[Parametre.$B$4])/[Parametre.$B$4]&lt;[Parametre.$B$1];&quot;Stue&quot;;&quot;Ikke stue&quot;)" office:value-type="string" office:string-value="Stue">
            <text:p>Stue</text:p>
          </table:table-cell>
          <table:table-cell office:value-type="string">
            <text:p>440, 441, 442, 443, 444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table:formula="of:=RANDBETWEEN(0;12)" office:value-type="float" office:value="2">
            <text:p>2</text:p>
          </table:table-cell>
          <table:table-cell table:formula="of:=RANDBETWEEN(0;12-[.B66])" office:value-type="float" office:value="5">
            <text:p>5</text:p>
          </table:table-cell>
          <table:table-cell table:formula="of:=12-[.B66]-[.C66]" office:value-type="float" office:value="5">
            <text:p>5</text:p>
          </table:table-cell>
          <table:table-cell table:formula="of:=IF(RANDBETWEEN(0;[Parametre.$B$4])/[Parametre.$B$4]&gt;[Parametre.$B$2];&quot;Nørrebrogade&quot;;&quot;Langelandsgade&quot;)" office:value-type="string" office:string-value="Langelandsgade">
            <text:p>Langelandsgade</text:p>
          </table:table-cell>
          <table:table-cell table:formula="of:=IF(RANDBETWEEN(0;[Parametre.$B$4])/[Parametre.$B$4]&lt;[Parametre.$B$1];&quot;Stue&quot;;&quot;Ikke stue&quot;)" office:value-type="string" office:string-value="Stue">
            <text:p>Stue</text:p>
          </table:table-cell>
          <table:table-cell office:value-type="string">
            <text:p>440, 441, 442, 443, 444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table:formula="of:=RANDBETWEEN(0;12)" office:value-type="float" office:value="11">
            <text:p>11</text:p>
          </table:table-cell>
          <table:table-cell table:formula="of:=RANDBETWEEN(0;12-[.B67])" office:value-type="float" office:value="0">
            <text:p>0</text:p>
          </table:table-cell>
          <table:table-cell table:formula="of:=12-[.B67]-[.C67]" office:value-type="float" office:value="1">
            <text:p>1</text:p>
          </table:table-cell>
          <table:table-cell table:formula="of:=IF(RANDBETWEEN(0;[Parametre.$B$4])/[Parametre.$B$4]&gt;[Parametre.$B$2];&quot;Nørrebrogade&quot;;&quot;Langelandsgade&quot;)" office:value-type="string" office:string-value="Nørrebrogade">
            <text:p>Nørrebrogade</text:p>
          </table:table-cell>
          <table:table-cell table:formula="of:=IF(RANDBETWEEN(0;[Parametre.$B$4])/[Parametre.$B$4]&lt;[Parametre.$B$1];&quot;Stue&quot;;&quot;Ikke stue&quot;)" office:value-type="string" office:string-value="Stue">
            <text:p>Stue</text:p>
          </table:table-cell>
          <table:table-cell office:value-type="string">
            <text:p>440, 441, 442, 443, 444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table:formula="of:=RANDBETWEEN(0;12)" office:value-type="float" office:value="7">
            <text:p>7</text:p>
          </table:table-cell>
          <table:table-cell table:formula="of:=RANDBETWEEN(0;12-[.B68])" office:value-type="float" office:value="1">
            <text:p>1</text:p>
          </table:table-cell>
          <table:table-cell table:formula="of:=12-[.B68]-[.C68]" office:value-type="float" office:value="4">
            <text:p>4</text:p>
          </table:table-cell>
          <table:table-cell table:formula="of:=IF(RANDBETWEEN(0;[Parametre.$B$4])/[Parametre.$B$4]&gt;[Parametre.$B$2];&quot;Nørrebrogade&quot;;&quot;Langelandsgade&quot;)" office:value-type="string" office:string-value="Langelandsgade">
            <text:p>Langelandsgade</text:p>
          </table:table-cell>
          <table:table-cell table:formula="of:=IF(RANDBETWEEN(0;[Parametre.$B$4])/[Parametre.$B$4]&lt;[Parametre.$B$1];&quot;Stue&quot;;&quot;Ikke stue&quot;)" office:value-type="string" office:string-value="Stue">
            <text:p>Stue</text:p>
          </table:table-cell>
          <table:table-cell office:value-type="string">
            <text:p>440, 441, 442, 443, 444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table:formula="of:=RANDBETWEEN(0;12)" office:value-type="float" office:value="6">
            <text:p>6</text:p>
          </table:table-cell>
          <table:table-cell table:formula="of:=RANDBETWEEN(0;12-[.B69])" office:value-type="float" office:value="1">
            <text:p>1</text:p>
          </table:table-cell>
          <table:table-cell table:formula="of:=12-[.B69]-[.C69]" office:value-type="float" office:value="5">
            <text:p>5</text:p>
          </table:table-cell>
          <table:table-cell table:formula="of:=IF(RANDBETWEEN(0;[Parametre.$B$4])/[Parametre.$B$4]&gt;[Parametre.$B$2];&quot;Nørrebrogade&quot;;&quot;Langelandsgade&quot;)" office:value-type="string" office:string-value="Langelandsgade">
            <text:p>Langelandsgade</text:p>
          </table:table-cell>
          <table:table-cell table:formula="of:=IF(RANDBETWEEN(0;[Parametre.$B$4])/[Parametre.$B$4]&lt;[Parametre.$B$1];&quot;Stue&quot;;&quot;Ikke stue&quot;)" office:value-type="string" office:string-value="Ikke stue">
            <text:p>Ikke stue</text:p>
          </table:table-cell>
          <table:table-cell office:value-type="string">
            <text:p>440, 441, 442, 443, 444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table:formula="of:=RANDBETWEEN(0;12)" office:value-type="float" office:value="6">
            <text:p>6</text:p>
          </table:table-cell>
          <table:table-cell table:formula="of:=RANDBETWEEN(0;12-[.B70])" office:value-type="float" office:value="3">
            <text:p>3</text:p>
          </table:table-cell>
          <table:table-cell table:formula="of:=12-[.B70]-[.C70]" office:value-type="float" office:value="3">
            <text:p>3</text:p>
          </table:table-cell>
          <table:table-cell table:formula="of:=IF(RANDBETWEEN(0;[Parametre.$B$4])/[Parametre.$B$4]&gt;[Parametre.$B$2];&quot;Nørrebrogade&quot;;&quot;Langelandsgade&quot;)" office:value-type="string" office:string-value="Langelandsgade">
            <text:p>Langelandsgade</text:p>
          </table:table-cell>
          <table:table-cell table:formula="of:=IF(RANDBETWEEN(0;[Parametre.$B$4])/[Parametre.$B$4]&lt;[Parametre.$B$1];&quot;Stue&quot;;&quot;Ikke stue&quot;)" office:value-type="string" office:string-value="Stue">
            <text:p>Stue</text:p>
          </table:table-cell>
          <table:table-cell office:value-type="string">
            <text:p>440, 441, 442, 443, 444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table:formula="of:=RANDBETWEEN(0;12)" office:value-type="float" office:value="7">
            <text:p>7</text:p>
          </table:table-cell>
          <table:table-cell table:formula="of:=RANDBETWEEN(0;12-[.B71])" office:value-type="float" office:value="3">
            <text:p>3</text:p>
          </table:table-cell>
          <table:table-cell table:formula="of:=12-[.B71]-[.C71]" office:value-type="float" office:value="2">
            <text:p>2</text:p>
          </table:table-cell>
          <table:table-cell table:formula="of:=IF(RANDBETWEEN(0;[Parametre.$B$4])/[Parametre.$B$4]&gt;[Parametre.$B$2];&quot;Nørrebrogade&quot;;&quot;Langelandsgade&quot;)" office:value-type="string" office:string-value="Langelandsgade">
            <text:p>Langelandsgade</text:p>
          </table:table-cell>
          <table:table-cell table:formula="of:=IF(RANDBETWEEN(0;[Parametre.$B$4])/[Parametre.$B$4]&lt;[Parametre.$B$1];&quot;Stue&quot;;&quot;Ikke stue&quot;)" office:value-type="string" office:string-value="Ikke stue">
            <text:p>Ikke stue</text:p>
          </table:table-cell>
          <table:table-cell office:value-type="string">
            <text:p>440, 441, 442, 443, 444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table:formula="of:=RANDBETWEEN(0;12)" office:value-type="float" office:value="4">
            <text:p>4</text:p>
          </table:table-cell>
          <table:table-cell table:formula="of:=RANDBETWEEN(0;12-[.B72])" office:value-type="float" office:value="8">
            <text:p>8</text:p>
          </table:table-cell>
          <table:table-cell table:formula="of:=12-[.B72]-[.C72]" office:value-type="float" office:value="0">
            <text:p>0</text:p>
          </table:table-cell>
          <table:table-cell table:formula="of:=IF(RANDBETWEEN(0;[Parametre.$B$4])/[Parametre.$B$4]&gt;[Parametre.$B$2];&quot;Nørrebrogade&quot;;&quot;Langelandsgade&quot;)" office:value-type="string" office:string-value="Langelandsgade">
            <text:p>Langelandsgade</text:p>
          </table:table-cell>
          <table:table-cell table:formula="of:=IF(RANDBETWEEN(0;[Parametre.$B$4])/[Parametre.$B$4]&lt;[Parametre.$B$1];&quot;Stue&quot;;&quot;Ikke stue&quot;)" office:value-type="string" office:string-value="Ikke stue">
            <text:p>Ikke stue</text:p>
          </table:table-cell>
          <table:table-cell office:value-type="string">
            <text:p>440, 441, 442, 443, 444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table:formula="of:=RANDBETWEEN(0;12)" office:value-type="float" office:value="7">
            <text:p>7</text:p>
          </table:table-cell>
          <table:table-cell table:formula="of:=RANDBETWEEN(0;12-[.B73])" office:value-type="float" office:value="2">
            <text:p>2</text:p>
          </table:table-cell>
          <table:table-cell table:formula="of:=12-[.B73]-[.C73]" office:value-type="float" office:value="3">
            <text:p>3</text:p>
          </table:table-cell>
          <table:table-cell table:formula="of:=IF(RANDBETWEEN(0;[Parametre.$B$4])/[Parametre.$B$4]&gt;[Parametre.$B$2];&quot;Nørrebrogade&quot;;&quot;Langelandsgade&quot;)" office:value-type="string" office:string-value="Langelandsgade">
            <text:p>Langelandsgade</text:p>
          </table:table-cell>
          <table:table-cell table:formula="of:=IF(RANDBETWEEN(0;[Parametre.$B$4])/[Parametre.$B$4]&lt;[Parametre.$B$1];&quot;Stue&quot;;&quot;Ikke stue&quot;)" office:value-type="string" office:string-value="Stue">
            <text:p>Stue</text:p>
          </table:table-cell>
          <table:table-cell office:value-type="string">
            <text:p>440, 441, 442, 443, 444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formula="of:=RANDBETWEEN(0;12)" office:value-type="float" office:value="9">
            <text:p>9</text:p>
          </table:table-cell>
          <table:table-cell table:formula="of:=RANDBETWEEN(0;12-[.B74])" office:value-type="float" office:value="3">
            <text:p>3</text:p>
          </table:table-cell>
          <table:table-cell table:formula="of:=12-[.B74]-[.C74]" office:value-type="float" office:value="0">
            <text:p>0</text:p>
          </table:table-cell>
          <table:table-cell table:formula="of:=IF(RANDBETWEEN(0;[Parametre.$B$4])/[Parametre.$B$4]&gt;[Parametre.$B$2];&quot;Nørrebrogade&quot;;&quot;Langelandsgade&quot;)" office:value-type="string" office:string-value="Langelandsgade">
            <text:p>Langelandsgade</text:p>
          </table:table-cell>
          <table:table-cell table:formula="of:=IF(RANDBETWEEN(0;[Parametre.$B$4])/[Parametre.$B$4]&lt;[Parametre.$B$1];&quot;Stue&quot;;&quot;Ikke stue&quot;)" office:value-type="string" office:string-value="Stue">
            <text:p>Stue</text:p>
          </table:table-cell>
          <table:table-cell office:value-type="string">
            <text:p>440, 441, 442, 443, 444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table:formula="of:=RANDBETWEEN(0;12)" office:value-type="float" office:value="9">
            <text:p>9</text:p>
          </table:table-cell>
          <table:table-cell table:formula="of:=RANDBETWEEN(0;12-[.B75])" office:value-type="float" office:value="2">
            <text:p>2</text:p>
          </table:table-cell>
          <table:table-cell table:formula="of:=12-[.B75]-[.C75]" office:value-type="float" office:value="1">
            <text:p>1</text:p>
          </table:table-cell>
          <table:table-cell table:formula="of:=IF(RANDBETWEEN(0;[Parametre.$B$4])/[Parametre.$B$4]&gt;[Parametre.$B$2];&quot;Nørrebrogade&quot;;&quot;Langelandsgade&quot;)" office:value-type="string" office:string-value="Langelandsgade">
            <text:p>Langelandsgade</text:p>
          </table:table-cell>
          <table:table-cell table:formula="of:=IF(RANDBETWEEN(0;[Parametre.$B$4])/[Parametre.$B$4]&lt;[Parametre.$B$1];&quot;Stue&quot;;&quot;Ikke stue&quot;)" office:value-type="string" office:string-value="Stue">
            <text:p>Stue</text:p>
          </table:table-cell>
          <table:table-cell office:value-type="string">
            <text:p>440, 441, 442, 443, 444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table:formula="of:=RANDBETWEEN(0;12)" office:value-type="float" office:value="6">
            <text:p>6</text:p>
          </table:table-cell>
          <table:table-cell table:formula="of:=RANDBETWEEN(0;12-[.B76])" office:value-type="float" office:value="0">
            <text:p>0</text:p>
          </table:table-cell>
          <table:table-cell table:formula="of:=12-[.B76]-[.C76]" office:value-type="float" office:value="6">
            <text:p>6</text:p>
          </table:table-cell>
          <table:table-cell table:formula="of:=IF(RANDBETWEEN(0;[Parametre.$B$4])/[Parametre.$B$4]&gt;[Parametre.$B$2];&quot;Nørrebrogade&quot;;&quot;Langelandsgade&quot;)" office:value-type="string" office:string-value="Nørrebrogade">
            <text:p>Nørrebrogade</text:p>
          </table:table-cell>
          <table:table-cell table:formula="of:=IF(RANDBETWEEN(0;[Parametre.$B$4])/[Parametre.$B$4]&lt;[Parametre.$B$1];&quot;Stue&quot;;&quot;Ikke stue&quot;)" office:value-type="string" office:string-value="Stue">
            <text:p>Stue</text:p>
          </table:table-cell>
          <table:table-cell office:value-type="string">
            <text:p>440, 441, 442, 443, 44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table:formula="of:=RANDBETWEEN(0;12)" office:value-type="float" office:value="10">
            <text:p>10</text:p>
          </table:table-cell>
          <table:table-cell table:formula="of:=RANDBETWEEN(0;12-[.B77])" office:value-type="float" office:value="0">
            <text:p>0</text:p>
          </table:table-cell>
          <table:table-cell table:formula="of:=12-[.B77]-[.C77]" office:value-type="float" office:value="2">
            <text:p>2</text:p>
          </table:table-cell>
          <table:table-cell table:formula="of:=IF(RANDBETWEEN(0;[Parametre.$B$4])/[Parametre.$B$4]&gt;[Parametre.$B$2];&quot;Nørrebrogade&quot;;&quot;Langelandsgade&quot;)" office:value-type="string" office:string-value="Nørrebrogade">
            <text:p>Nørrebrogade</text:p>
          </table:table-cell>
          <table:table-cell table:formula="of:=IF(RANDBETWEEN(0;[Parametre.$B$4])/[Parametre.$B$4]&lt;[Parametre.$B$1];&quot;Stue&quot;;&quot;Ikke stue&quot;)" office:value-type="string" office:string-value="Ikke stue">
            <text:p>Ikke stue</text:p>
          </table:table-cell>
          <table:table-cell office:value-type="string">
            <text:p>440, 441, 442, 443, 444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table:formula="of:=RANDBETWEEN(0;12)" office:value-type="float" office:value="10">
            <text:p>10</text:p>
          </table:table-cell>
          <table:table-cell table:formula="of:=RANDBETWEEN(0;12-[.B78])" office:value-type="float" office:value="2">
            <text:p>2</text:p>
          </table:table-cell>
          <table:table-cell table:formula="of:=12-[.B78]-[.C78]" office:value-type="float" office:value="0">
            <text:p>0</text:p>
          </table:table-cell>
          <table:table-cell table:formula="of:=IF(RANDBETWEEN(0;[Parametre.$B$4])/[Parametre.$B$4]&gt;[Parametre.$B$2];&quot;Nørrebrogade&quot;;&quot;Langelandsgade&quot;)" office:value-type="string" office:string-value="Langelandsgade">
            <text:p>Langelandsgade</text:p>
          </table:table-cell>
          <table:table-cell table:formula="of:=IF(RANDBETWEEN(0;[Parametre.$B$4])/[Parametre.$B$4]&lt;[Parametre.$B$1];&quot;Stue&quot;;&quot;Ikke stue&quot;)" office:value-type="string" office:string-value="Ikke stue">
            <text:p>Ikke stue</text:p>
          </table:table-cell>
          <table:table-cell office:value-type="string">
            <text:p>440, 441, 442, 443, 444</text:p>
          </table:table-cell>
        </table:table-row>
      </table:table>
      <table:table table:name="Random" table:style-name="ta1">
        <table:table-column table:style-name="co1" table:default-cell-style-name="Default"/>
        <table:table-row table:style-name="ro1">
          <table:table-cell table:formula="of:=RANDBETWEEN(0;100)" office:value-type="float" office:value="48">
            <text:p>48</text:p>
          </table:table-cell>
        </table:table-row>
        <table:table-row table:style-name="ro1">
          <table:table-cell table:formula="of:=RANDBETWEEN(0;100)" office:value-type="float" office:value="79">
            <text:p>79</text:p>
          </table:table-cell>
        </table:table-row>
        <table:table-row table:style-name="ro1">
          <table:table-cell table:formula="of:=RANDBETWEEN(0;100)" office:value-type="float" office:value="49">
            <text:p>49</text:p>
          </table:table-cell>
        </table:table-row>
        <table:table-row table:style-name="ro1">
          <table:table-cell table:formula="of:=RANDBETWEEN(0;100)" office:value-type="float" office:value="89">
            <text:p>89</text:p>
          </table:table-cell>
        </table:table-row>
        <table:table-row table:style-name="ro1">
          <table:table-cell table:formula="of:=RANDBETWEEN(0;100)" office:value-type="float" office:value="55">
            <text:p>55</text:p>
          </table:table-cell>
        </table:table-row>
        <table:table-row table:style-name="ro1">
          <table:table-cell table:formula="of:=RANDBETWEEN(0;100)" office:value-type="float" office:value="43">
            <text:p>43</text:p>
          </table:table-cell>
        </table:table-row>
        <table:table-row table:style-name="ro1">
          <table:table-cell table:formula="of:=RANDBETWEEN(0;100)" office:value-type="float" office:value="68">
            <text:p>68</text:p>
          </table:table-cell>
        </table:table-row>
        <table:table-row table:style-name="ro1">
          <table:table-cell table:formula="of:=RANDBETWEEN(0;100)" office:value-type="float" office:value="68">
            <text:p>68</text:p>
          </table:table-cell>
        </table:table-row>
        <table:table-row table:style-name="ro1">
          <table:table-cell table:formula="of:=RANDBETWEEN(0;100)" office:value-type="float" office:value="42">
            <text:p>42</text:p>
          </table:table-cell>
        </table:table-row>
        <table:table-row table:style-name="ro1">
          <table:table-cell table:formula="of:=RANDBETWEEN(0;100)" office:value-type="float" office:value="46">
            <text:p>46</text:p>
          </table:table-cell>
        </table:table-row>
        <table:table-row table:style-name="ro1">
          <table:table-cell table:formula="of:=RANDBETWEEN(0;100)" office:value-type="float" office:value="50">
            <text:p>50</text:p>
          </table:table-cell>
        </table:table-row>
        <table:table-row table:style-name="ro1">
          <table:table-cell table:formula="of:=RANDBETWEEN(0;100)" office:value-type="float" office:value="13">
            <text:p>13</text:p>
          </table:table-cell>
        </table:table-row>
        <table:table-row table:style-name="ro1">
          <table:table-cell table:formula="of:=RANDBETWEEN(0;100)" office:value-type="float" office:value="65">
            <text:p>65</text:p>
          </table:table-cell>
        </table:table-row>
        <table:table-row table:style-name="ro1">
          <table:table-cell table:formula="of:=RANDBETWEEN(0;100)" office:value-type="float" office:value="78">
            <text:p>78</text:p>
          </table:table-cell>
        </table:table-row>
        <table:table-row table:style-name="ro1">
          <table:table-cell table:formula="of:=RANDBETWEEN(0;100)" office:value-type="float" office:value="93">
            <text:p>93</text:p>
          </table:table-cell>
        </table:table-row>
        <table:table-row table:style-name="ro1">
          <table:table-cell table:formula="of:=RANDBETWEEN(0;100)" office:value-type="float" office:value="62">
            <text:p>62</text:p>
          </table:table-cell>
        </table:table-row>
        <table:table-row table:style-name="ro1">
          <table:table-cell table:formula="of:=RANDBETWEEN(0;100)" office:value-type="float" office:value="48">
            <text:p>48</text:p>
          </table:table-cell>
        </table:table-row>
        <table:table-row table:style-name="ro1">
          <table:table-cell table:formula="of:=RANDBETWEEN(0;100)" office:value-type="float" office:value="0">
            <text:p>0</text:p>
          </table:table-cell>
        </table:table-row>
        <table:table-row table:style-name="ro1">
          <table:table-cell table:formula="of:=RANDBETWEEN(0;100)" office:value-type="float" office:value="16">
            <text:p>16</text:p>
          </table:table-cell>
        </table:table-row>
        <table:table-row table:style-name="ro1">
          <table:table-cell table:formula="of:=RANDBETWEEN(0;100)" office:value-type="float" office:value="91">
            <text:p>91</text:p>
          </table:table-cell>
        </table:table-row>
        <table:table-row table:style-name="ro1">
          <table:table-cell table:formula="of:=RANDBETWEEN(0;100)" office:value-type="float" office:value="78">
            <text:p>78</text:p>
          </table:table-cell>
        </table:table-row>
        <table:table-row table:style-name="ro1">
          <table:table-cell table:formula="of:=RANDBETWEEN(0;100)" office:value-type="float" office:value="10">
            <text:p>10</text:p>
          </table:table-cell>
        </table:table-row>
        <table:table-row table:style-name="ro1">
          <table:table-cell table:formula="of:=RANDBETWEEN(0;100)" office:value-type="float" office:value="2">
            <text:p>2</text:p>
          </table:table-cell>
        </table:table-row>
        <table:table-row table:style-name="ro1">
          <table:table-cell table:formula="of:=RANDBETWEEN(0;100)" office:value-type="float" office:value="59">
            <text:p>59</text:p>
          </table:table-cell>
        </table:table-row>
      </table:table>
      <table:table table:name="Parametre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p_stue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p_langelandsgade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antal værelser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granularity</text:p>
          </table:table-cell>
          <table:table-cell office:value-type="float" office:value="100">
            <text:p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03/14/2012</text:date>, <text:time>18:3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4T16:47:24</meta:creation-date>
    <dc:date>2012-03-14T18:33:10</dc:date>
    <meta:editing-duration>PT15M28S</meta:editing-duration>
    <meta:editing-cycles>2</meta:editing-cycles>
    <meta:generator>LibreOffice/3.4$Unix LibreOffice_project/340m1$Build-502</meta:generator>
    <meta:document-statistic meta:table-count="3" meta:cell-count="458" meta:object-count="0"/>
  </office:meta>
</office:document-meta>
</file>